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ditAgency.textValueOfXPath( Node node , String x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reditAgency.onMessageExchange( MessageExchange exchang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CreditAgency.getCreditScore( String ss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ditAgency.CreditAgenc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reditAgency.getCreditHistoryLength( String ss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